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19419a"/>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style>
    <style:style style:name="P5" style:family="paragraph" style:parent-style-name="Standard">
      <style:paragraph-properties fo:text-align="start" style:justify-single-word="false"/>
      <style:text-properties fo:font-size="11pt" style:font-size-complex="11pt"/>
    </style:style>
    <style:style style:name="P6" style:family="paragraph" style:parent-style-name="Standard">
      <style:paragraph-properties fo:text-align="start" style:justify-single-word="false"/>
      <style:text-properties fo:font-size="11pt" fo:font-weight="bold" style:font-weight-asian="bold" style:font-size-complex="11pt"/>
    </style:style>
    <style:style style:name="P7" style:family="paragraph" style:parent-style-name="Standard">
      <style:paragraph-properties fo:text-align="start" style:justify-single-word="false" fo:break-before="page"/>
    </style:style>
    <style:style style:name="P8" style:family="paragraph" style:parent-style-name="Footer">
      <style:paragraph-properties fo:text-align="start" style:justify-single-word="false"/>
    </style:style>
    <style:style style:name="P9" style:family="paragraph" style:parent-style-name="Footer">
      <style:paragraph-properties fo:text-align="start" style:justify-single-word="false">
        <style:tab-stops>
          <style:tab-stop style:position="3in"/>
        </style:tab-stops>
      </style:paragraph-properties>
    </style:style>
    <style:style style:name="P10" style:family="paragraph" style:parent-style-name="Kop_20_Rechtbank" style:master-page-name="First_20_Page">
      <style:paragraph-properties fo:orphans="0" fo:widows="0" style:page-number="auto"/>
    </style:style>
    <style:style style:name="P11" style:family="paragraph" style:parent-style-name="Quote">
      <style:paragraph-properties fo:line-height="100%"/>
      <style:text-properties fo:font-size="10pt" fo:font-style="normal" style:font-style-asian="normal" style:font-size-complex="10pt" style:font-style-complex="normal"/>
    </style:style>
    <style:style style:name="P12" style:family="paragraph" style:parent-style-name="Quote">
      <style:paragraph-properties fo:line-height="100%"/>
      <style:text-properties fo:font-style="normal" fo:font-weight="bold" style:font-style-asian="normal" style:font-weight-asian="bold" style:font-style-complex="normal"/>
    </style:style>
    <style:style style:name="P13" style:family="paragraph" style:parent-style-name="Quote">
      <style:paragraph-properties fo:line-height="100%"/>
    </style:style>
    <style:style style:name="P14" style:family="paragraph" style:parent-style-name="Header">
      <style:paragraph-properties fo:text-align="end" style:justify-single-word="false" fo:padding="0in" fo:border="none"/>
    </style:style>
    <style:style style:name="P15" style:family="paragraph" style:parent-style-name="Standaard_20_vet">
      <style:paragraph-properties fo:text-align="start" style:justify-single-word="false"/>
    </style:style>
    <style:style style:name="P16"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fo:font-weight="normal" style:font-weight-asian="normal"/>
    </style:style>
    <style:style style:name="T5" style:family="text">
      <style:text-properties fo:font-size="11pt" style:font-size-complex="11pt"/>
    </style:style>
    <style:style style:name="T6" style:family="text">
      <style:text-properties fo:font-size="11pt" fo:language="nl" fo:country="NL" style:font-size-asian="11pt" style:font-size-complex="11pt"/>
    </style:style>
    <style:style style:name="T7" style:family="text">
      <style:text-properties fo:font-style="italic" style:font-style-asian="italic" style:font-style-complex="italic"/>
    </style:style>
    <style:style style:name="T8" style:family="text">
      <style:text-properties style:font-style-complex="italic"/>
    </style:style>
    <style:style style:name="T9" style:family="text">
      <style:text-properties fo:font-style="normal" fo:font-weight="bold" style:font-style-asian="normal" style:font-weight-asian="bold" style:font-style-complex="normal"/>
    </style:style>
    <style:style style:name="T10" style:family="text">
      <style:text-properties fo:letter-spacing="0.0083in"/>
    </style:style>
    <style:style style:name="T11"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from-left" style:horizontal-rel="page" fo:background-color="#ffffff" style:background-transparency="100%" fo:padding="0in" fo:border="none">
        <style:background-image/>
      </style:graphic-properties>
    </style:style>
    <style:style style:name="gr1" style:family="graphic">
      <style:graphic-properties draw:stroke="solid" svg:stroke-width="0in" svg:stroke-color="#000000" draw:stroke-linejoin="round"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in" svg:stroke-color="#000080" draw:stroke-linejoin="round" draw:fill="none" draw:textarea-horizontal-align="center" draw:textarea-vertical-align="middl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ECHTBANK AMSTERDAM</text:p>
      <text:p text:style-name="P8">Bestuursrecht</text:p>
      <text:p text:style-name="P1"/>
      <text:p text:style-name="P1">zaaknummer: AMS 13/7683<text:line-break/> <text:line-break/><text:span text:style-name="T1">uitspraak van de enkelvoudige kamer van 17 juni 2014 </text:span><text:span text:style-name="T2">in de zaak tussen</text:span></text:p>
      <text:p text:style-name="P1"/>
      <text:p text:style-name="P3"/>
      <text:p text:style-name="P1"><text:span text:style-name="T2">K. Oujaidan, </text:span>te Amsterdam, eiser</text:p>
      <text:p text:style-name="P8"/>
      <text:p text:style-name="P8">en</text:p>
      <text:p text:style-name="P1"/>
      <text:p text:style-name="P15">de minister van Onderwijs, Cultuur en Wetenschap, <text:span text:style-name="T4">verweerder</text:span></text:p>
      <text:p text:style-name="P1">(gemachtigde mr. G.J.M. Naber).</text:p>
      <text:p text:style-name="P1"/>
      <text:p text:style-name="P1"/>
      <text:p text:style-name="P1"><text:bookmark text:name="blwDicUsp"/><text:bookmark text:name="blwRubPkv"/><text:span text:style-name="T1">Procesverloop</text:span></text:p>
      <text:p text:style-name="P1"/>
      <text:p text:style-name="P1"><text:span text:style-name="T5">Bij besluit van 5 oktober 2013 (het primaire besluit) heeft verweerder eiser medegedeeld dat hij in de maanden januari, februari, maart, mei, juli en oktober van het jaar 2011 geen recht had op een partnertoeslag. De over die maanden ontvangen partnertoeslag ten bedrage van in totaal € 3.343,62 is een schuld geworden. </text:span></text:p>
      <text:p text:style-name="P5"/>
      <text:p text:style-name="P1"><text:span text:style-name="T5">Bij besluit van 11 december 2013 (het bestreden besluit) heeft verweerder het bezwaar van eiser tegen het primaire besluit gegrond verklaard voor zover het betreft de toekenning van de partnertoeslag in de maanden mei, juli en oktober van het jaar 2011. Voor het overige is het bezwaarschrift ongegrond.</text:span></text:p>
      <text:p text:style-name="P5"/>
      <text:p text:style-name="P1"><text:span text:style-name="T5">Eiser heeft tegen dit besluit beroep ingesteld.</text:span></text:p>
      <text:p text:style-name="P5"/>
      <text:p text:style-name="P1"><text:span text:style-name="T5">Verweerder heeft een verweerschrift ingediend.</text:span></text:p>
      <text:p text:style-name="P5"/>
      <text:p text:style-name="P1"><text:span text:style-name="T5">Het onderzoek ter zitting heeft plaatsgevonden op 10 juni 2014. </text:span></text:p>
      <text:p text:style-name="P1"><text:span text:style-name="T5">Eiser is niet verschenen. Verweerder is vertegenwoordigd door zijn gemachtigde. </text:span></text:p>
      <text:p text:style-name="P7"><text:span text:style-name="T1">Overwegingen<text:line-break/><text:line-break/></text:span>1.1<text:tab/>Op grond van artikel 3.4, eerste lid, van de <text:span text:style-name="T3">Wet Studiefinanciering 2000 (Wsf 2000) wordt a</text:span>an een studerende met een partner die financieel van hem afhankelijk is en die niet in aanmerking komt voor studiefinanciering, een toeslag voor een partner toegekend.</text:p>
      <text:p text:style-name="P1">Op grond van het tweede lid van artikel 3.4, van de Wsf 2000 wordt als financieel afhankelijk uitsluitend aangemerkt de partner die een toetsingsinkomen heeft dat naar de maatstaf van het jaar 2011 minder bedraagt dan € 8.807,73 en die de verzorging heeft van een of meer kinderen die jonger zijn dan 12 jaar waarvoor op grond van de Algemene Kinderbijslagwet aanspraak op kinderbijslag bestaat. </text:p>
      <text:p text:style-name="P4"/>
      <text:p text:style-name="P2"><text:span text:style-name="T3">1.2<text:tab/>Op grond van artikel 7.1 van de Wsf 2000 kan verweerder een beschikking herzien waarbij studiefinanciering is toegekend op grond van nader gebleken feiten. In dat geval kan herziening slechts geschieden binnen 18 maanden na het einde van het desbetreffende studiefinancieringstijdvak, het kalenderjaar waarvoor de termijn is vastgesteld of het kalenderjaar waarvoor de draagkracht van de debiteur is vastgesteld.<text:line-break/><text:line-break/>1.3<text:tab/>Op grond van artikel 11.5, eerste lid, van de Wsf 2000 kan verweerder voor bepaalde gevallen de wet buiten toepassing laten of daarvan afwijken voor zover toepassing gelet op het belang dat deze wet beoogt te beschermen, zal leiden tot een onbillijkheid van overwegende aard. Op grond van het tweede lid van artikel 11.5 van de Wsf 2000 is het eerste lid niet van toepassing op:</text:span></text:p>
      <text:p text:style-name="P1"><text:span text:style-name="T3">a. het begrip partner,</text:span></text:p>
      <text:p text:style-name="P2"><text:span text:style-name="T3">b. het begrip toetsingsinkomen.<text:line-break/><text:line-break/>2.</text:span><text:span text:style-name="T2"><text:tab/></text:span><text:span text:style-name="T3">Verweerder heeft in het bestreden besluit overwogen dat tijdens een controle is gebleken dat de Belastingdienst het verzamelinkomen van eisers partner voor het jaar 2011 heeft vastgesteld op € 8.831,--. Indien blijkt dat het inkomen boven de jaargrens ligt, dan hanteert verweerder het uitvoeringsbeleid om het inkomen te berekenen op maandbasis. Iedere maand mag het belastbare loon niet meer bedragen dan € 733,98. Omdat het maandinkomen van eiseres in januari, februari en maart van het jaar 2011 boven die grens ligt, wordt de door eiser over die maanden ontvangen partnertoeslag teruggevorderd, aldus verweerder. <text:line-break/><text:line-break/>3.<text:tab/>Eiser heeft niet betwist dat het door de belastingdienst vastgestelde verzamelinkomen van zijn partner over jaar 2011 € 8.831,- bedraagt. De rechtbank stelt vast dat dit bedrag hoger is dan het bedrag dat naar de maatstaf van het jaar 2011 is vastgesteld ter beoordeling van de vraag of een partner als financieel afhankelijk kan worden aangemerkt. Verweerder heeft dan ook terecht geconcludeerd dat de partner van eiser voor het jaar 2011 niet als financieel afhankelijk kan worden aangemerkt. Dat het verzamelinkomen van de partner in 2011 slechts € 24,- meer is dan de maatstaf die voor dat jaar is vastgesteld, zoals eiser heeft aangevoerd, doet daaraan niet af. De wetgever heeft immers uitdrukkelijk de hardheidsclausule van artikel 11.5 van de Wsf 2000 niet van toepassing verklaard op het begrip toetsingsinkomen</text:span>. <text:span text:style-name="T3"><text:line-break/>Verder heeft eiser niet betwist dat zijn partner over de maanden januari, februari en maart 2011 meer inkomen heeft genoten dan </text:span>€ 733,98. Evenmin heeft eiser betwist dat verweerder conform zijn beleid heeft gehandeld door het over die maanden genoten recht van eiser op partnertoeslag te herzien. <text:line-break/>De rechtbank concludeert dan ook dat geen aanleiding bestaat voor het oordeel dat verweerder in redelijkheid geen gebruik heeft kunnen maken van zijn bevoegdheid om de <text:soft-page-break/>eerdere, op basis van onjuiste gegevens vastgestelde, toekenning van studiefinanciering te herzien. <text:line-break/><text:line-break/>5.<text:tab/>Eiser heeft nog aangevoerd dat hij op dit moment van een minimuminkomen leeft en het hem financieel niet gaat lukken om het bedrag terug te betalen. Hiertoe overweegt de rechtbank dat de gemachtigde van verweerder ter zitting heeft medegedeeld dat de ten onrechte uitbetaalde partnertoeslag thans wordt aangemerkt als een rentedragende studieschuld, hetgeen betekent dat eiser deze pas op termijn hoeft af te lossen en dat daarbij rekening wordt gehouden met eisers draagkracht. Het huidige inkomen van eiser vormt dan ook geen aanleiding het bestreden besluit te vernietigen. <text:span text:style-name="T3"><text:line-break/><text:line-break/>6.<text:tab/>Het beroep is ongegrond. Voor een vergoeding van het griffierecht bestaat geen aanleiding. </text:span></text:p>
      <text:p text:style-name="P1"><text:span text:style-name="T1"><text:line-break/>Beslissing<text:line-break/></text:span></text:p>
      <text:p text:style-name="Standard">De rechtbank<text:bookmark text:name="beslissing"/> verklaart het beroep ongegrond.</text:p>
      <text:p text:style-name="P1"/>
      <text:p text:style-name="P1"><text:bookmark text:name="leden"/>Deze uitspraak is gedaan door mr. A.M.I. van der Does, rechter, in aanwezigheid van mr. S. Tax, griffier<text:span text:style-name="T7">.</text:span><text:span text:style-name="T8"> </text:span>De beslissing is in het openbaar uitgesproken op 17 juni 2014.</text:p>
      <text:p text:style-name="P8"/>
      <text:p text:style-name="P8"/>
      <text:p text:style-name="P8"/>
      <text:p text:style-name="P9">de griffier<text:tab/>de rechter</text:p>
      <text:p text:style-name="P1"/>
      <text:p text:style-name="P11"/>
      <text:p text:style-name="P11"/>
      <text:p text:style-name="P11"/>
      <text:p text:style-name="P11"/>
      <text:p text:style-name="P12"/>
      <text:p text:style-name="P13"><text:span text:style-name="T9">Rechtsmiddel</text:span></text:p>
      <text:p text:style-name="P1"><text:span text:style-name="U-norm_20_8.5"><text:span text:style-name="T6">Tegen deze uitspraak kan binnen zes weken na de dag van verzending daarvan hoger beroep worden ingesteld bij </text:span></text:span><text:span text:style-name="T5">de Centrale Raad van Beroep.</text:span></text:p>
      <text:p text:style-name="P6"/>
      <text:p text:style-name="P1"/>
      <text:p text:style-name="P1">Afschrift verzonden op:</text:p>
      <text:p text:style-name="P1">D: C</text:p>
      <text:p text:style-name="P1">S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nl" fo:country="NL" style:letter-kerning="true" style:font-size-asian="10pt" style:language-asian="nl" style:country-asian="N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nl" fo:country="NL" style:letter-kerning="true" style:font-name-asian="Times New Roman1" style:font-size-asian="10pt" style:language-asian="nl" style:country-asian="NL"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772in" fo:text-align="justify" style:justify-single-word="false" fo:orphans="0" fo:widows="0" fo:hyphenation-ladder-count="no-limit" style:vertical-align="baseline" style:writing-mode="lr-tb"/>
      <style:text-properties fo:font-size="11pt" style:letter-kerning="true" style:font-size-asian="11pt"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er" style:family="paragraph" style:parent-style-name="Standard" style:default-outline-level="" style:class="extra"/>
    <style:style style:name="Kop_20_Rechtbank" style:display-name="Kop Rechtbank" style:family="paragraph" style:default-outline-level="">
      <style:paragraph-properties fo:margin-top="0.1528in" fo:margin-bottom="0in" style:contextual-spacing="false" fo:line-height="200%" fo:orphans="2" fo:widows="2" style:writing-mode="lr-tb"/>
      <style:text-properties style:font-name="Arial" fo:font-size="11pt" fo:letter-spacing="0.0043in" fo:font-weight="bold" style:font-size-asian="11pt" style:font-weight-asian="bold"/>
    </style:style>
    <style:style style:name="Koptekst_20_Titel" style:display-name="Koptekst Titel" style:family="paragraph" style:default-outline-level="">
      <style:paragraph-properties fo:orphans="2" fo:widows="2" style:writing-mode="lr-tb"/>
      <style:text-properties fo:font-size="36pt" fo:letter-spacing="0.0138in" style:font-size-asian="36pt"/>
    </style:style>
    <style:style style:name="Header" style:family="paragraph" style:parent-style-name="Standard" style:default-outline-level="" style:class="extra">
      <style:paragraph-properties fo:margin-top="0.1665in" fo:margin-bottom="0in" style:contextual-spacing="false"/>
    </style:style>
    <style:style style:name="Standaard_20_vet" style:display-name="Standaard vet" style:family="paragraph" style:parent-style-name="Standard" style:default-outline-level="">
      <style:text-properties fo:font-weight="bold" style:font-weight-asian="bold"/>
    </style:style>
    <style:style style:name="Quote" style:family="paragraph" style:parent-style-name="Standard" style:default-outline-level="">
      <style:paragraph-properties fo:text-align="start" style:justify-single-word="false"/>
      <style:text-properties fo:font-size="11pt" fo:font-style="italic" style:font-style-asian="italic" style:font-size-complex="11pt" style:font-style-complex="italic"/>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paragraph-properties fo:line-height="100%" fo:text-align="start" style:justify-single-word="false" fo:orphans="2" fo:widows="2" fo:hyphenation-ladder-count="no-limit"/>
      <style:text-properties style:font-name="Arial" fo:font-size="10pt" style:font-size-asian="10pt" fo:hyphenate="tru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U-norm_20_8.5" style:display-name="U-norm 8.5" style:family="text">
      <style:text-properties style:font-name="Times New Roman" fo:font-size="9pt" fo:language="en" fo:country="US" style:font-size-asian="9pt" style:font-size-complex="9pt"/>
    </style:style>
    <style:style style:name="annotation_20_reference" style:display-name="annotation reference" style:family="text">
      <style:text-properties fo:font-size="8pt" style:font-size-asian="8pt" style:font-size-complex="8pt"/>
    </style:style>
    <style:style style:name="ListLabel_20_1" style:display-name="ListLabel 1" style:family="text">
      <style:text-properties style:font-name-asian="Times New Roman1" style:font-name-complex="Times New Roman1"/>
    </style:style>
    <style:style style:name="ListLabel_20_2" style:display-name="ListLabel 2" style:family="text">
      <style:text-properties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49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4835in" fo:text-indent="-0.302in" fo:margin-left="1.4835in"/>
        </style:list-level-properties>
        <style:text-properties fo:font-family="'Times New Roman'" style:font-family-generic="roman"/>
      </text:list-level-style-bullet>
      <text:list-level-style-bullet text:level="2" text:style-name="ListLabel_20_2" style:num-suffix="o" text:bullet-char="o">
        <style:list-level-properties text:list-level-position-and-space-mode="label-alignment">
          <style:list-level-label-alignment text:label-followed-by="listtab" text:list-tab-stop-position="1.9311in" fo:text-indent="-0.25in" fo:margin-left="1.931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2.4311in" fo:text-indent="-0.25in" fo:margin-left="2.431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9311in" fo:text-indent="-0.25in" fo:margin-left="2.9311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3.4311in" fo:text-indent="-0.25in" fo:margin-left="3.4311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9311in" fo:text-indent="-0.25in" fo:margin-left="3.9311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4311in" fo:text-indent="-0.25in" fo:margin-left="4.4311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9311in" fo:text-indent="-0.25in" fo:margin-left="4.9311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5.4311in" fo:text-indent="-0.25in" fo:margin-left="5.431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fo:padding="0in" fo:border="none"/>
    </style:style>
    <style:style style:name="MP2" style:family="paragraph">
      <style:paragraph-properties fo:text-align="center"/>
    </style:style>
    <style:style style:name="MT1" style:family="text"/>
    <style:style style:name="MT2" style:family="text">
      <style:text-properties fo:letter-spacing="0.0083in"/>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from-left" style:horizontal-rel="page" fo:background-color="#ffffff" style:background-transparency="100%" fo:padding="0in" fo:border="none">
        <style:background-image/>
      </style:graphic-properties>
    </style:style>
    <style:style style:name="Mgr1" style:family="graphic">
      <style:graphic-properties draw:stroke="solid" svg:stroke-width="0in" svg:stroke-color="#000000" draw:stroke-linejoin="round"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3" style:family="graphic">
      <style:graphic-properties draw:stroke="solid" svg:stroke-width="0in" svg:stroke-color="#000080" draw:stroke-linejoin="round" draw:fill="none" draw:textarea-horizontal-align="center" draw:textarea-vertical-align="middle" style:run-through="background"/>
    </style:style>
    <style:page-layout style:name="Mpm1">
      <style:page-layout-properties fo:page-width="8.2681in" fo:page-height="11.6929in" style:num-format="1" style:print-orientation="portrait" fo:margin-top="0.9846in" fo:margin-bottom="0.9846in" fo:margin-left="1.5673in" fo:margin-right="0.9846in" style:writing-mode="lr-tb" style:layout-grid-color="#c0c0c0" style:layout-grid-lines="2269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page-layout>
  </office:automatic-styles>
  <office:master-styles>
    <style:master-page style:name="Standard" style:page-layout-name="Mpm1">
      <style:header>
        <text:p text:style-name="Standard"><draw:frame draw:style-name="Mfr1" draw:name="Frame1" text:anchor-type="paragraph" svg:x="6.0008in" svg:y="0.0161in" svg:width="1.3008in" draw:z-index="3"><draw:text-box fo:min-height="0in"><text:p text:style-name="MP1"><text:span text:style-name="page_20_number">pagina </text:span><text:span text:style-name="page_20_number"><text:page-number text:select-page="current">3</text:page-number></text:span><text:span text:style-name="page_20_number"> van </text:span><text:span text:style-name="page_20_number"><text:page-count>3</text:page-count></text:span></text:p></draw:text-box></draw:frame><draw:line text:anchor-type="paragraph" draw:z-index="1" draw:name="Line 1" draw:style-name="Mgr1" draw:text-style-name="MP2" svg:x1="1.5in" svg:y1="1.5in" svg:x2="6.9in" svg:y2="1.5in"><text:p/></draw:line></text:p>
        <text:p text:style-name="Standard">zaaknummer: [Regnummer]<text:conditional-text text:condition="ooow:" text:string-value-if-true="" text:string-value-if-false="" text:current-value="true"/>AMS 13/7683 <draw:g text:anchor-type="char" draw:z-index="5" draw:name="Group 6" draw:style-name="Mgr2"><draw:line draw:name="Freeform 7" draw:style-name="Mgr3" draw:text-style-name="MP2" svg:x1="0.0008in" svg:y1="1.4409in" svg:x2="5.5091in" svg:y2="1.4409in"><text:p/></draw:line></draw:g></text:p>
        <text:p text:style-name="Standard">inzake: K. Oujaidan</text:p>
      </style:header>
    </style:master-page>
    <style:master-page style:name="First_20_Page" style:display-name="First Page" style:page-layout-name="Mpm1" style:next-style-name="Standard">
      <style:header>
        <text:p text:style-name="Koptekst_20_Titel"><text:bookmark text:name="HSKop"/><text:span text:style-name="MT2">instructie</text:span><draw:g text:anchor-type="char" draw:z-index="6" draw:name="Group 2" draw:style-name="Mgr2"><draw:line draw:name="Freeform 3" draw:style-name="Mgr3" draw:text-style-name="MP2" svg:x1="0.0008in" svg:y1="1.4398in" svg:x2="5.5091in" svg:y2="1.4398in"><text:p/></draw:line></draw: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CHTBANK AMSTERDAM</dc:title>
    <meta:initial-creator>Tax, S. (Rechtbank Amsterdam)</meta:initial-creator>
    <dc:creator>ALEX OUEDRAOGO</dc:creator>
    <meta:editing-cycles>6</meta:editing-cycles>
    <meta:print-date>2014-06-06T13:33:00</meta:print-date>
    <meta:creation-date>2014-06-06T09:30:00</meta:creation-date>
    <dc:date>2014-06-16T00:00:04</dc:date>
    <meta:editing-duration>PT1H32M14S</meta:editing-duration>
    <meta:generator>LibreOffice/4.0.4.2$Linux_X86_64 LibreOffice_project/400m0$Build-2</meta:generator>
    <meta:document-statistic meta:table-count="0" meta:image-count="0" meta:object-count="0" meta:page-count="3" meta:paragraph-count="32" meta:word-count="908" meta:character-count="5848" meta:non-whitespace-character-count="4952"/>
    <meta:user-defined meta:name="AppVersion">15.0000</meta:user-defined>
    <meta:user-defined meta:name="Company">Ministerie van Justiti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odel uitspraak ek - 2013-nw" xlink:href=""/>
  </office:meta>
</office:document-meta>
</file>